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2.5597in"/>
    </style:style>
    <style:style style:name="Table3.B" style:family="table-column">
      <style:table-column-properties style:column-width="4.136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085fd7" officeooo:paragraph-rsid="00085fd7"/>
    </style:style>
    <style:style style:name="P2" style:family="paragraph" style:parent-style-name="Standard">
      <style:text-properties officeooo:rsid="0008afd8" officeooo:paragraph-rsid="0008afd8"/>
    </style:style>
    <style:style style:name="P3" style:family="paragraph" style:parent-style-name="Standard">
      <style:text-properties officeooo:rsid="000b06ff" officeooo:paragraph-rsid="000b06ff"/>
    </style:style>
    <style:style style:name="P4" style:family="paragraph" style:parent-style-name="Standard">
      <style:text-properties officeooo:rsid="000bc594" officeooo:paragraph-rsid="000bc594"/>
    </style:style>
    <style:style style:name="P5" style:family="paragraph" style:parent-style-name="Standard">
      <style:text-properties officeooo:rsid="000bc594" officeooo:paragraph-rsid="000cf041"/>
    </style:style>
    <style:style style:name="P6" style:family="paragraph" style:parent-style-name="Standard">
      <style:text-properties officeooo:rsid="000cf041" officeooo:paragraph-rsid="000cf041"/>
    </style:style>
    <style:style style:name="P7" style:family="paragraph" style:parent-style-name="Standard">
      <style:text-properties officeooo:rsid="000e08cc" officeooo:paragraph-rsid="000e08cc"/>
    </style:style>
    <style:style style:name="P8" style:family="paragraph" style:parent-style-name="Standard">
      <style:text-properties officeooo:rsid="000f094c" officeooo:paragraph-rsid="000f094c"/>
    </style:style>
    <style:style style:name="P9" style:family="paragraph" style:parent-style-name="Standard">
      <style:text-properties officeooo:rsid="001468cf" officeooo:paragraph-rsid="001468cf"/>
    </style:style>
    <style:style style:name="P10" style:family="paragraph" style:parent-style-name="Standard">
      <style:text-properties officeooo:rsid="00147d49" officeooo:paragraph-rsid="00157625"/>
    </style:style>
    <style:style style:name="P11" style:family="paragraph" style:parent-style-name="Standard">
      <style:text-properties officeooo:rsid="00157625" officeooo:paragraph-rsid="00157625"/>
    </style:style>
    <style:style style:name="P12" style:family="paragraph" style:parent-style-name="Standard">
      <style:text-properties officeooo:rsid="00170dc1" officeooo:paragraph-rsid="00170dc1"/>
    </style:style>
    <style:style style:name="P13" style:family="paragraph" style:parent-style-name="Standard">
      <style:text-properties officeooo:rsid="0021a866" officeooo:paragraph-rsid="0021a866"/>
    </style:style>
    <style:style style:name="P14" style:family="paragraph" style:parent-style-name="Standard">
      <style:text-properties officeooo:rsid="0025b5a2" officeooo:paragraph-rsid="0025b5a2"/>
    </style:style>
    <style:style style:name="P15" style:family="paragraph" style:parent-style-name="Standard">
      <style:paragraph-properties fo:break-before="page"/>
      <style:text-properties officeooo:rsid="00085fd7" officeooo:paragraph-rsid="00085fd7"/>
    </style:style>
    <style:style style:name="P16" style:family="paragraph" style:parent-style-name="Text_20_body">
      <style:text-properties officeooo:rsid="000a80e8" officeooo:paragraph-rsid="000a80e8"/>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Title">
      <style:text-properties officeooo:rsid="00085fd7" officeooo:paragraph-rsid="000e08cc"/>
    </style:style>
    <style:style style:name="P19" style:family="paragraph" style:parent-style-name="Title">
      <style:text-properties officeooo:rsid="000e08cc" officeooo:paragraph-rsid="000e08cc"/>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Table_20_Contents">
      <style:text-properties officeooo:rsid="001468cf" officeooo:paragraph-rsid="001468cf"/>
    </style:style>
    <style:style style:name="P22" style:family="paragraph" style:parent-style-name="Table_20_Contents">
      <style:text-properties officeooo:rsid="001468cf" officeooo:paragraph-rsid="00147d49"/>
    </style:style>
    <style:style style:name="P23" style:family="paragraph" style:parent-style-name="Table_20_Contents">
      <style:text-properties fo:font-weight="bold" officeooo:rsid="001468cf" officeooo:paragraph-rsid="001468cf" style:font-weight-asian="bold" style:font-weight-complex="bold"/>
    </style:style>
    <style:style style:name="P24" style:family="paragraph" style:parent-style-name="Table_20_Contents">
      <style:text-properties officeooo:rsid="00157625" officeooo:paragraph-rsid="00157625"/>
    </style:style>
    <style:style style:name="P25" style:family="paragraph" style:parent-style-name="Footnote">
      <style:text-properties officeooo:rsid="00292143" officeooo:paragraph-rsid="00292143"/>
    </style:style>
    <style:style style:name="P26" style:family="paragraph" style:parent-style-name="Footnote">
      <style:text-properties officeooo:rsid="002ee6f5" officeooo:paragraph-rsid="002ee6f5"/>
    </style:style>
    <style:style style:name="P27" style:family="paragraph" style:parent-style-name="Standard">
      <style:text-properties officeooo:rsid="0025b5a2" officeooo:paragraph-rsid="0025b5a2"/>
    </style:style>
    <style:style style:name="P28" style:family="paragraph" style:parent-style-name="Standard">
      <style:text-properties officeooo:rsid="00292143" officeooo:paragraph-rsid="0025b5a2"/>
    </style:style>
    <style:style style:name="P29" style:family="paragraph" style:parent-style-name="Standard">
      <style:text-properties officeooo:rsid="00292143" officeooo:paragraph-rsid="00292143"/>
    </style:style>
    <style:style style:name="P30" style:family="paragraph" style:parent-style-name="Standard">
      <style:text-properties officeooo:rsid="002a5775" officeooo:paragraph-rsid="002a5775"/>
    </style:style>
    <style:style style:name="P31" style:family="paragraph" style:parent-style-name="Standard">
      <style:text-properties officeooo:rsid="002a5775" officeooo:paragraph-rsid="0008afd8"/>
    </style:style>
    <style:style style:name="P32" style:family="paragraph" style:parent-style-name="Standard">
      <style:text-properties officeooo:rsid="000e08cc" officeooo:paragraph-rsid="000bc594"/>
    </style:style>
    <style:style style:name="P33" style:family="paragraph" style:parent-style-name="Standard">
      <style:text-properties officeooo:rsid="002e1c74" officeooo:paragraph-rsid="002e1c74"/>
    </style:style>
    <style:style style:name="P34" style:family="paragraph" style:parent-style-name="Text_20_body">
      <style:text-properties officeooo:rsid="002c4784" officeooo:paragraph-rsid="002c4784"/>
    </style:style>
    <style:style style:name="P35" style:family="paragraph" style:parent-style-name="Heading_20_1">
      <style:paragraph-properties fo:break-before="page"/>
    </style:style>
    <style:style style:name="P36" style:family="paragraph" style:parent-style-name="Table_20_Contents">
      <style:text-properties officeooo:rsid="002c4784" officeooo:paragraph-rsid="002c4784"/>
    </style:style>
    <style:style style:name="P37" style:family="paragraph" style:parent-style-name="Table_20_Contents">
      <style:text-properties officeooo:rsid="002d2bfe" officeooo:paragraph-rsid="002d2bfe"/>
    </style:style>
    <style:style style:name="P38" style:family="paragraph" style:parent-style-name="Table_20_Contents">
      <style:text-properties officeooo:rsid="002dc5f1" officeooo:paragraph-rsid="002dc5f1"/>
    </style:style>
    <style:style style:name="T1" style:family="text">
      <style:text-properties officeooo:rsid="000bc594"/>
    </style:style>
    <style:style style:name="T2" style:family="text">
      <style:text-properties officeooo:rsid="000e08cc"/>
    </style:style>
    <style:style style:name="T3" style:family="text">
      <style:text-properties officeooo:rsid="0013a840"/>
    </style:style>
    <style:style style:name="T4" style:family="text">
      <style:text-properties officeooo:rsid="00147d49"/>
    </style:style>
    <style:style style:name="T5" style:family="text">
      <style:text-properties officeooo:rsid="00157625"/>
    </style:style>
    <style:style style:name="T6" style:family="text">
      <style:text-properties fo:font-weight="bold" style:font-weight-asian="bold" style:font-weight-complex="bold"/>
    </style:style>
    <style:style style:name="T7" style:family="text">
      <style:text-properties officeooo:rsid="00159e93"/>
    </style:style>
    <style:style style:name="T8" style:family="text">
      <style:text-properties officeooo:rsid="0019e582"/>
    </style:style>
    <style:style style:name="T9" style:family="text">
      <style:text-properties officeooo:rsid="001a6f01"/>
    </style:style>
    <style:style style:name="T10" style:family="text">
      <style:text-properties officeooo:rsid="0022687a"/>
    </style:style>
    <style:style style:name="T11" style:family="text">
      <style:text-properties officeooo:rsid="0027829d"/>
    </style:style>
    <style:style style:name="T12" style:family="text">
      <style:text-properties officeooo:rsid="002c4784"/>
    </style:style>
    <style:style style:name="T13" style:family="text">
      <style:text-properties officeooo:rsid="002d2bfe"/>
    </style:style>
    <style:style style:name="T14" style:family="text">
      <style:text-properties officeooo:rsid="002dc5f1"/>
    </style:style>
    <style:style style:name="T15" style:family="text">
      <style:text-properties officeooo:rsid="002ee6f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Geolocation Sniffing </text:p>
      <text:p text:style-name="P19">aus Datenschutzsicht</text:p>
      <text:p text:style-name="Text_20_body"/>
      <text:h text:style-name="P35" text:outline-level="1"><text:bookmark-start text:name="__RefHeading___Toc108_558926093"/>Abstract<text:bookmark-end text:name="__RefHeading___Toc108_558926093"/></text:h>
      <text:p text:style-name="P1"/>
      <text:p text:style-name="P7">Lorem ipsum</text:p>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7"><text:a xlink:type="simple" xlink:href="#__RefHeading___Toc108_558926093" text:style-name="Index_20_Link" text:visited-style-name="Index_20_Link">Abstract<text:tab/>2</text:a></text:p>
          <text:p text:style-name="P17"><text:a xlink:type="simple" xlink:href="#__RefHeading___Toc105_558926093" text:style-name="Index_20_Link" text:visited-style-name="Index_20_Link">Einleitung<text:tab/>4</text:a></text:p>
          <text:p text:style-name="P20"><text:a xlink:type="simple" xlink:href="#__RefHeading___Toc110_558926093" text:style-name="Index_20_Link" text:visited-style-name="Index_20_Link">Passagierbewegungen an Flughäfen<text:tab/>4</text:a></text:p>
          <text:p text:style-name="P20"><text:a xlink:type="simple" xlink:href="#__RefHeading___Toc112_558926093" text:style-name="Index_20_Link" text:visited-style-name="Index_20_Link">Kundenüberwachung in Supermärkten<text:tab/>4</text:a></text:p>
          <text:p text:style-name="P20"><text:a xlink:type="simple" xlink:href="#__RefHeading___Toc114_558926093" text:style-name="Index_20_Link" text:visited-style-name="Index_20_Link">Passanten-Tracking im öffentlichen Raum<text:tab/>4</text:a></text:p>
          <text:p text:style-name="P17"><text:a xlink:type="simple" xlink:href="#__RefHeading___Toc116_558926093" text:style-name="Index_20_Link" text:visited-style-name="Index_20_Link">Tracking-Mechanismen eines Smartphones<text:tab/>5</text:a></text:p>
          <text:p text:style-name="P20"><text:a xlink:type="simple" xlink:href="#__RefHeading___Toc118_558926093" text:style-name="Index_20_Link" text:visited-style-name="Index_20_Link">GPS<text:tab/>5</text:a></text:p>
          <text:p text:style-name="P20"><text:a xlink:type="simple" xlink:href="#__RefHeading___Toc120_558926093" text:style-name="Index_20_Link" text:visited-style-name="Index_20_Link">WLAN<text:tab/>5</text:a></text:p>
          <text:p text:style-name="P20"><text:a xlink:type="simple" xlink:href="#__RefHeading___Toc122_558926093" text:style-name="Index_20_Link" text:visited-style-name="Index_20_Link">GSM<text:tab/>5</text:a></text:p>
          <text:p text:style-name="P20"><text:a xlink:type="simple" xlink:href="#__RefHeading___Toc124_558926093" text:style-name="Index_20_Link" text:visited-style-name="Index_20_Link">Beacons (Bluetooth)<text:tab/>5</text:a></text:p>
          <text:p text:style-name="P17"><text:a xlink:type="simple" xlink:href="#__RefHeading___Toc126_558926093" text:style-name="Index_20_Link" text:visited-style-name="Index_20_Link">Gewonnene Persönliche Daten<text:tab/>6</text:a></text:p>
          <text:p text:style-name="P20"><text:a xlink:type="simple" xlink:href="#__RefHeading___Toc128_558926093" text:style-name="Index_20_Link" text:visited-style-name="Index_20_Link">Technische Daten<text:tab/>6</text:a></text:p>
          <text:p text:style-name="P20"><text:a xlink:type="simple" xlink:href="#__RefHeading___Toc130_558926093" text:style-name="Index_20_Link" text:visited-style-name="Index_20_Link">Persönliche Daten<text:tab/>6</text:a></text:p>
          <text:p text:style-name="P17"><text:a xlink:type="simple" xlink:href="#__RefHeading___Toc132_558926093" text:style-name="Index_20_Link" text:visited-style-name="Index_20_Link">Gesellschaftliche Auswirkungen<text:tab/>7</text:a></text:p>
          <text:p text:style-name="P20"><text:a xlink:type="simple" xlink:href="#__RefHeading___Toc134_558926093" text:style-name="Index_20_Link" text:visited-style-name="Index_20_Link">Einfluss auf die Gesellschaft und das Verhalten überwachter Personen<text:tab/>7</text:a></text:p>
          <text:p text:style-name="P20"><text:a xlink:type="simple" xlink:href="#__RefHeading___Toc136_558926093" text:style-name="Index_20_Link" text:visited-style-name="Index_20_Link">Verhalten der Überwacher<text:tab/>7</text:a></text:p>
          <text:p text:style-name="P20"><text:a xlink:type="simple" xlink:href="#__RefHeading___Toc138_558926093" text:style-name="Index_20_Link" text:visited-style-name="Index_20_Link">Reaktion der Politik<text:tab/>7</text:a></text:p>
          <text:p text:style-name="P17"><text:a xlink:type="simple" xlink:href="#__RefHeading___Toc140_558926093" text:style-name="Index_20_Link" text:visited-style-name="Index_20_Link">Rechtliche Grundlage unterschiedlicher Staaten<text:tab/>8</text:a></text:p>
          <text:p text:style-name="P20"><text:a xlink:type="simple" xlink:href="#__RefHeading___Toc142_558926093" text:style-name="Index_20_Link" text:visited-style-name="Index_20_Link">England<text:tab/>8</text:a></text:p>
          <text:p text:style-name="P20"><text:a xlink:type="simple" xlink:href="#__RefHeading___Toc144_558926093" text:style-name="Index_20_Link" text:visited-style-name="Index_20_Link">Finnland<text:tab/>8</text:a></text:p>
          <text:p text:style-name="P20"><text:a xlink:type="simple" xlink:href="#__RefHeading___Toc146_558926093" text:style-name="Index_20_Link" text:visited-style-name="Index_20_Link">Deutschland<text:tab/>8</text:a></text:p>
          <text:p text:style-name="P17"><text:a xlink:type="simple" xlink:href="#__RefHeading___Toc148_558926093" text:style-name="Index_20_Link" text:visited-style-name="Index_20_Link">Fazit<text:tab/>9</text:a></text:p>
        </text:index-body>
      </text:table-of-content>
      <text:p text:style-name="P1"/>
      <text:h text:style-name="P35" text:outline-level="1"><text:bookmark-start text:name="__RefHeading___Toc105_558926093"/>Einleitung<text:bookmark-end text:name="__RefHeading___Toc105_558926093"/></text:h>
      <text:p text:style-name="P1"/>
      <text:p text:style-name="P6">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4"/>
      <text:h text:style-name="Heading_20_2" text:outline-level="2"><text:bookmark-start text:name="__RefHeading___Toc110_558926093"/>Passagierbewegungen an Flughäfen<text:bookmark-end text:name="__RefHeading___Toc110_558926093"/></text:h>
      <text:p text:style-name="P4"/>
      <text:p text:style-name="P7">Lorem ipsum</text:p>
      <text:p text:style-name="P7"/>
      <text:p text:style-name="P7"/>
      <text:h text:style-name="Heading_20_2" text:outline-level="2"><text:bookmark-start text:name="__RefHeading___Toc112_558926093"/>Kundenüberwachung in Supermärkten<text:bookmark-end text:name="__RefHeading___Toc112_558926093"/></text:h>
      <text:p text:style-name="P5"/>
      <text:p text:style-name="P7">Lorem ipsum</text:p>
      <text:p text:style-name="P7"/>
      <text:p text:style-name="P7"/>
      <text:h text:style-name="Heading_20_2" text:outline-level="2"><text:bookmark-start text:name="__RefHeading___Toc114_558926093"/>Passanten-Tracking im öffentlichen Raum<text:bookmark-end text:name="__RefHeading___Toc114_558926093"/></text:h>
      <text:p text:style-name="Standard"/>
      <text:p text:style-name="P7">Lorem ipsum</text:p>
      <text:p text:style-name="P7"/>
      <text:p text:style-name="P7"/>
      <text:h text:style-name="P35" text:outline-level="1"><text:bookmark-start text:name="__RefHeading___Toc116_558926093"/>Tracking-<text:span text:style-name="T1">M</text:span>ech<text:span text:style-name="T1">a</text:span>nismen eines Smar<text:span text:style-name="T1">t</text:span>phones<text:bookmark-end text:name="__RefHeading___Toc116_558926093"/></text:h>
      <text:p text:style-name="P1"/>
      <text:h text:style-name="Heading_20_2" text:outline-level="2"><text:bookmark-start text:name="__RefHeading___Toc118_558926093"/>GPS<text:bookmark-end text:name="__RefHeading___Toc118_558926093"/></text:h>
      <text:p text:style-name="P4"/>
      <text:p text:style-name="P7">Lorem ipsum</text:p>
      <text:p text:style-name="P7"/>
      <text:p text:style-name="P7"/>
      <text:h text:style-name="Heading_20_2" text:outline-level="2"><text:bookmark-start text:name="__RefHeading___Toc120_558926093"/>WLAN<text:note text:id="ftn0" text:note-class="footnote"><text:note-citation>1</text:note-citation><text:note-body><text:p text:style-name="P25">http://standards.ieee.org/about/get/802/802.11.html</text:p></text:note-body></text:note><text:bookmark-end text:name="__RefHeading___Toc120_558926093"/></text:h>
      <text:p text:style-name="P4"/>
      <text:p text:style-name="P8">Die meisten Smartphones sind mit einer Wlan-Schnittstelle ausgestattet und können sich damit kabellos mit <text:s/>Netzwerken, und dadurch mit dem Internet verbinden. <text:span text:style-name="T3">Die Verbindung zum Netzwerk wird dabei über einen AP (Access Point) hergestellt, der eine Verbindung zum Netzwerk vermittelt.</text:span></text:p>
      <text:p text:style-name="P8"/>
      <text:p text:style-name="P9">Im folgenden gehen wir auf den Ablauf des Geschehens in der „Sicherungssschicht“ es OSI-Modells <text:span text:style-name="T4">ein</text:span>:</text:p>
      <text:p text:style-name="P9"/>
      <table:table table:name="Table1" table:style-name="Table1">
        <table:table-column table:style-name="Table1.A"/>
        <table:table-row>
          <table:table-cell table:style-name="Table1.A1" office:value-type="string">
            <text:p text:style-name="P21"><text:span text:style-name="T4">1 </text:span>Bitübertragungsschicht</text:p>
          </table:table-cell>
        </table:table-row>
        <table:table-row>
          <table:table-cell table:style-name="Table1.A2" office:value-type="string">
            <text:p text:style-name="P23"><text:span text:style-name="T4">2. </text:span>Sicherungsschicht</text:p>
          </table:table-cell>
        </table:table-row>
        <table:table-row>
          <table:table-cell table:style-name="Table1.A2" office:value-type="string">
            <text:p text:style-name="P21"><text:span text:style-name="T4">3. </text:span>Vermittlungsschicht</text:p>
          </table:table-cell>
        </table:table-row>
        <table:table-row>
          <table:table-cell table:style-name="Table1.A2" office:value-type="string">
            <text:p text:style-name="P22"><text:span text:style-name="T4">4. </text:span>Transportschicht</text:p>
          </table:table-cell>
        </table:table-row>
        <table:table-row>
          <table:table-cell table:style-name="Table1.A2" office:value-type="string">
            <text:p text:style-name="P21"><text:span text:style-name="T4">5. </text:span>Sitzungsschicht</text:p>
          </table:table-cell>
        </table:table-row>
        <table:table-row>
          <table:table-cell table:style-name="Table1.A2" office:value-type="string">
            <text:p text:style-name="P21"><text:span text:style-name="T4">6.</text:span>Darstellungsschicht</text:p>
          </table:table-cell>
        </table:table-row>
        <table:table-row>
          <table:table-cell table:style-name="Table1.A2" office:value-type="string">
            <text:p text:style-name="P21"><text:span text:style-name="T4">7. </text:span>Anwendungsschicht</text:p>
          </table:table-cell>
        </table:table-row>
      </table:table>
      <text:p text:style-name="P9"/>
      <text:p text:style-name="P10">Die Kommunikationseinheiten in dieser Schicht sind sogenannte Frames. Sie <text:span text:style-name="T5">sehen (vereinfacht) wie folgt aus:</text:span></text:p>
      <text:p text:style-name="P10"/>
      <table:table table:name="Table2" table:style-name="Table2">
        <table:table-column table:style-name="Table2.A" table:number-columns-repeated="3"/>
        <table:table-column table:style-name="Table2.D"/>
        <table:table-row>
          <table:table-cell table:style-name="Table2.A1" office:value-type="string">
            <text:p text:style-name="P24">MAC-Adresse des Ziels</text:p>
          </table:table-cell>
          <table:table-cell table:style-name="Table2.A1" office:value-type="string">
            <text:p text:style-name="P24">MAC-Adresse der Quelle</text:p>
          </table:table-cell>
          <table:table-cell table:style-name="Table2.A1" office:value-type="string">
            <text:p text:style-name="P24">Daten</text:p>
          </table:table-cell>
          <table:table-cell table:style-name="Table2.D1" office:value-type="string">
            <text:p text:style-name="P24">Prüfcode</text:p>
          </table:table-cell>
        </table:table-row>
        <table:table-row>
          <table:table-cell table:style-name="Table2.A2" office:value-type="string">
            <text:p text:style-name="P24">6 Byte</text:p>
          </table:table-cell>
          <table:table-cell table:style-name="Table2.A2" office:value-type="string">
            <text:p text:style-name="P24">6 Byte</text:p>
          </table:table-cell>
          <table:table-cell table:style-name="Table2.A2" office:value-type="string">
            <text:p text:style-name="P24">Variabel</text:p>
          </table:table-cell>
          <table:table-cell table:style-name="Table2.D2" office:value-type="string">
            <text:p text:style-name="P24">4 Byte</text:p>
          </table:table-cell>
        </table:table-row>
      </table:table>
      <text:p text:style-name="P11"><text:s/></text:p>
      <text:p text:style-name="P11">Hierbeit sind die MAC-Adressen <text:span text:style-name="T6">eindeutige</text:span> Kennnummern, die (fast) jede vertriebene Netzwerkschnittstelle auf der Welt eindeutig identifizieren. Zu solchen Schnittstellen zählen insbesondere Wlan-Module von Computern, Routern, Druckern und auch Smartphones. <text:span text:style-name="T7">Die Hersteller von solchen Modulen holen Adressbereiche dieser MAC-Adressen bei dem IEEE und vergeben sie dann weiter an die einzelnen Geräte. Somit kann anhand der MAC-Adresse der Hersteller des Geräts identifiziert werden.</text:span></text:p>
      <text:p text:style-name="P11"/>
      <text:p text:style-name="P12">Der Verbindungsaufbau eines Cliens zu einem AP wird dabei wie folgt aufgebaut:</text:p>
      <text:p text:style-name="P12">Üblicherweise, wenn der AP nicht versteckt ist, <text:s/><text:span text:style-name="T9">ver</text:span>sendet er regelmäßig als broadcast (aka „an <text:span text:style-name="T8">alle“</text:span>) <text:span text:style-name="T9">spezielle Frames, die „Beacons“ heißen. Beacons enthalten alle relevanten Informationen, die nötig sind um eine Verbindung zum AP aufzubauen, wie zum Beispiel seine MAC-Adresse und seinen Netzwerknamen. Ein nach Netzwerken suchender Client sendet dann eine </text:span><text:soft-page-break/><text:span text:style-name="T9">Verbindungsanfrage. Je nach Sicherheitseinstellung muss sich der Client dann mit einem Passwort authentifizieren und die Verbindung wird hergestellt.</text:span></text:p>
      <text:p text:style-name="P12"/>
      <text:p text:style-name="P13">Oft senden Clients jedoch auch selbstständig Anfragen, ob bereits bekannte Netzwerke verfügbar sind. Diese „Probe requests“ <text:span text:style-name="T10">enthalten die MAC-Adressen des Clients und des AP und den Namen (ESSID) des AP.</text:span> </text:p>
      <text:p text:style-name="P7"/>
      <text:p text:style-name="P14">Der technische Ablauf des Angriffs besteht i.W. daraus, dass man mit einem Wlan-Modul, welches irgendwo aufgebaut ist den gesamten Frame-Verkehr, der in der Nähe befindlichen Geräte <text:span text:style-name="T11">mitschneidet. Da das Wlan-Signale nur eine limitierte Reichweite haben, kann man somit Rückschlüsse über die Position des Versenders der Daten finden. Dafür ist es hinreichend, jedoch nicht notwendig, dass sich der Versender mit einem Wlan-Netzwerk verbindet, er muss nur aktiv auf der Suche sein, aka Probes versenden.</text:span></text:p>
      <text:p text:style-name="P28"/>
      <text:p text:style-name="P29">Der ganze Mechanismus wird viel mächtiger, wenn man mit mehreren Modulen an verschiedenen Stellen den Verkehr überwacht. Somit kann man dann einerseits die Position eines Geräts mittels Interpolation genauer bestimmen und andererseits die Route eines Geräts im Zeitverlauf festhalten.</text:p>
      <text:p text:style-name="P14"/>
      <text:p text:style-name="P14"/>
      <text:h text:style-name="Heading_20_2" text:outline-level="2"><text:bookmark-start text:name="__RefHeading___Toc122_558926093"/>GSM<text:bookmark-end text:name="__RefHeading___Toc122_558926093"/></text:h>
      <text:p text:style-name="P4"/>
      <text:p text:style-name="P7">Lorem ipsum</text:p>
      <text:p text:style-name="P7"/>
      <text:p text:style-name="P7"/>
      <text:h text:style-name="Heading_20_2" text:outline-level="2"><text:bookmark-start text:name="__RefHeading___Toc124_558926093"/>Beacons (Bluetooth)<text:bookmark-end text:name="__RefHeading___Toc124_558926093"/></text:h>
      <text:p text:style-name="Standard"/>
      <text:p text:style-name="P7">Lorem ipsum</text:p>
      <text:h text:style-name="P35" text:outline-level="1"><text:bookmark-start text:name="__RefHeading___Toc126_558926093"/>Gewonnene Persönliche Daten<text:bookmark-end text:name="__RefHeading___Toc126_558926093"/></text:h>
      <text:p text:style-name="P31"/>
      <text:p text:style-name="P30">Wir beschreiben kurz die durch Wlan-Geolocation Sniffing gewonnenen Daten, <text:span text:style-name="T12">zuerst rein</text:span> technisch <text:span text:style-name="T12">als Datensatz</text:span>, <text:span text:style-name="T12">und dann die dadurch gewinnbaren persönlichen Daten.</text:span></text:p>
      <text:p text:style-name="P7"/>
      <text:p text:style-name="P7"/>
      <text:h text:style-name="Heading_20_2" text:outline-level="2"><text:bookmark-start text:name="__RefHeading___Toc128_558926093"/>Technische Daten<text:bookmark-end text:name="__RefHeading___Toc128_558926093"/></text:h>
      <text:p text:style-name="P34">Die durch das Sniffing gewonnenen Datensätze über ein Gerät enthalten folgende Informationen</text:p>
      <table:table table:name="Table3" table:style-name="Table3">
        <table:table-column table:style-name="Table3.A"/>
        <table:table-column table:style-name="Table3.B"/>
        <table:table-row>
          <table:table-cell table:style-name="Table3.A1" office:value-type="string">
            <text:p text:style-name="P36">MAC-Adresse</text:p>
          </table:table-cell>
          <table:table-cell table:style-name="Table3.B1" office:value-type="string">
            <text:p text:style-name="P37">Wird bei versendeten Wlan-Frames mitgesendet</text:p>
          </table:table-cell>
        </table:table-row>
        <table:table-row>
          <table:table-cell table:style-name="Table3.A2" office:value-type="string">
            <text:p text:style-name="P37">Ungefährer Standort</text:p>
          </table:table-cell>
          <table:table-cell table:style-name="Table3.B2" office:value-type="string">
            <text:p text:style-name="P37">Durch den Standort des „Sniffers“ approximiert</text:p>
          </table:table-cell>
        </table:table-row>
        <table:table-row>
          <table:table-cell table:style-name="Table3.A2" office:value-type="string">
            <text:p text:style-name="P37">Aufenthaltszeitraum</text:p>
          </table:table-cell>
          <table:table-cell table:style-name="Table3.B2" office:value-type="string">
            <text:p text:style-name="P37">Zeitraum in dem Pakete von dierer Mac-Adresse versendet werden</text:p>
          </table:table-cell>
        </table:table-row>
        <table:table-row>
          <table:table-cell table:style-name="Table3.A2" office:value-type="string">
            <text:p text:style-name="P37">Verbindung zu Netzwerken</text:p>
          </table:table-cell>
          <table:table-cell table:style-name="Table3.B2" office:value-type="string">
            <text:p text:style-name="P37">Liste der Mac-Adressen/ <text:span text:style-name="T14">Namen/ Verbindunsinformationen</text:span> von Netzwerken mit denen sich das Gerät verbunden hat</text:p>
          </table:table-cell>
        </table:table-row>
        <table:table-row>
          <table:table-cell table:style-name="Table3.A2" office:value-type="string">
            <text:p text:style-name="P37">Verbindungsversuche zu Netzwerken</text:p>
          </table:table-cell>
          <table:table-cell table:style-name="Table3.B2" office:value-type="string">
            <text:p text:style-name="P38">Liste der <text:span text:style-name="T13">Mac-Adressen/ </text:span>Namen/ Verbindunsinformationen<text:span text:style-name="T13"> von Netzwerken </text:span>welche das Gerät mit Probes gesucht hat</text:p>
          </table:table-cell>
        </table:table-row>
      </table:table>
      <text:p text:style-name="P32"/>
      <text:h text:style-name="Heading_20_2" text:outline-level="2"><text:bookmark-start text:name="__RefHeading___Toc130_558926093"/>Persönliche Daten<text:bookmark-end text:name="__RefHeading___Toc130_558926093"/></text:h>
      <text:p text:style-name="P33">Die durch den Angriff gewonnenen Datensätze können zu einer „Route“ zusammengefasst werden, die das Gerät, und somit der Besitzer absolviert hat. Somit weiß man, wo der Besitzer sich wie lange aufhielt. <text:span text:style-name="T15">Zusammen mit weiteren Datensätzen kann extrapoliert werden mit wem der Besitzer unterwegs war.</text:span></text:p>
      <text:p text:style-name="P33"/>
      <text:p text:style-name="P33">Außerdem kann aufgrund der MAC-Adresse oft der Gerätehersteller identifiziert und somit die Geräteart eingeschränkt werden.<text:note text:id="ftn2" text:note-class="footnote"><text:note-citation>2</text:note-citation><text:note-body><text:p text:style-name="P26">https://macvendors.com/</text:p></text:note-body></text:note></text:p>
      <text:p text:style-name="P33"/>
      <text:p text:style-name="P33">Zusätzlich können viele persönliche Informationen über die Netzwerke mit denen sich das Gerät verbinden wollt<text:span text:style-name="T15">e erschlossen werden.</text:span><text:span text:style-name="T15"><text:note text:id="ftn1" text:note-class="footnote"><text:note-citation>3</text:note-citation><text:note-body><text:p text:style-name="P26">https://blog.rootshell.be/2012/01/12/show-me-your-ssids-ill-tell-who-you-are/</text:p></text:note-body></text:note></text:span></text:p>
      <text:h text:style-name="P35" text:outline-level="1"><text:bookmark-start text:name="__RefHeading___Toc132_558926093"/>Gesellschaftliche Auswirkungen<text:bookmark-end text:name="__RefHeading___Toc132_558926093"/></text:h>
      <text:p text:style-name="P2"/>
      <text:p text:style-name="P7">Lorem ipsum</text:p>
      <text:p text:style-name="P7"/>
      <text:p text:style-name="P7"/>
      <text:h text:style-name="Heading_20_2" text:outline-level="2"><text:bookmark-start text:name="__RefHeading___Toc134_558926093"/>Einfluss auf die Gesellschaft <text:span text:style-name="T1">und das Verhalten überwachter Personen</text:span><text:bookmark-end text:name="__RefHeading___Toc134_558926093"/></text:h>
      <text:p text:style-name="P3"/>
      <text:p text:style-name="P7">Lorem ipsum</text:p>
      <text:p text:style-name="P7"/>
      <text:p text:style-name="P7"/>
      <text:h text:style-name="Heading_20_2" text:outline-level="2"><text:bookmark-start text:name="__RefHeading___Toc136_558926093"/>Verhalten der <text:span text:style-name="T1">Überwacher</text:span><text:bookmark-end text:name="__RefHeading___Toc136_558926093"/></text:h>
      <text:p text:style-name="P3"/>
      <text:p text:style-name="P7">Lorem ipsum</text:p>
      <text:p text:style-name="P7"/>
      <text:p text:style-name="P7"/>
      <text:h text:style-name="Heading_20_2" text:outline-level="2"><text:bookmark-start text:name="__RefHeading___Toc138_558926093"/>Reaktion der Politik<text:bookmark-end text:name="__RefHeading___Toc138_558926093"/></text:h>
      <text:p text:style-name="Standard"/>
      <text:p text:style-name="P7">Lorem ipsum</text:p>
      <text:h text:style-name="P35" text:outline-level="1"><text:bookmark-start text:name="__RefHeading___Toc140_558926093"/>Rechtliche Grundlage unterschiedlicher Staaten<text:bookmark-end text:name="__RefHeading___Toc140_558926093"/></text:h>
      <text:p text:style-name="P2"/>
      <text:p text:style-name="P3">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2"/>
      <text:h text:style-name="Heading_20_2" text:outline-level="2"><text:bookmark-start text:name="__RefHeading___Toc142_558926093"/>England<text:bookmark-end text:name="__RefHeading___Toc142_558926093"/></text:h>
      <text:p text:style-name="P2"/>
      <text:p text:style-name="P7">Lorem ipsum</text:p>
      <text:p text:style-name="P2"/>
      <text:p text:style-name="P2"/>
      <text:h text:style-name="Heading_20_2" text:outline-level="2"><text:bookmark-start text:name="__RefHeading___Toc144_558926093"/>Finnland<text:bookmark-end text:name="__RefHeading___Toc144_558926093"/></text:h>
      <text:p text:style-name="P2"/>
      <text:p text:style-name="P7">Lorem ipsum</text:p>
      <text:p text:style-name="P7"/>
      <text:p text:style-name="P2"/>
      <text:h text:style-name="Heading_20_2" text:outline-level="2"><text:bookmark-start text:name="__RefHeading___Toc146_558926093"/>Deutschland<text:bookmark-end text:name="__RefHeading___Toc146_558926093"/></text:h>
      <text:p text:style-name="Text_20_body"/>
      <text:p text:style-name="P7">Lorem ipsum</text:p>
      <text:h text:style-name="P35" text:outline-level="1"><text:bookmark-start text:name="__RefHeading___Toc148_558926093"/>Fazit<text:bookmark-end text:name="__RefHeading___Toc148_558926093"/></text:h>
      <text:p text:style-name="P16"/>
      <text:p text:style-name="P7">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6-12-26T18:36:35.220484359</dc:date>
    <meta:editing-duration>PT33M16S</meta:editing-duration>
    <meta:editing-cycles>5</meta:editing-cycles>
    <meta:generator>LibreOffice/5.2.3.2$Linux_X86_64 LibreOffice_project/20m0$Build-2</meta:generator>
    <meta:document-statistic meta:table-count="3" meta:image-count="0" meta:object-count="0" meta:page-count="10" meta:paragraph-count="107" meta:word-count="796" meta:character-count="6074" meta:non-whitespace-character-count="5377"/>
  </office:meta>
</office:document-meta>
</file>